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ab0e26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officeooo:rsid="05963c6e" officeooo:paragraph-rsid="05963c6e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1" style:family="paragraph" style:parent-style-name="Standard" style:list-style-name="L1" style:master-page-name="">
      <loext:graphic-properties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language="uk" fo:country="UA" officeooo:rsid="0519fea8" officeooo:paragraph-rsid="05802a63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81a0b4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581a0b4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f44f2c" fo:hyphenate="true" fo:hyphenation-remain-char-count="2" fo:hyphenation-push-char-count="2" loext:hyphenation-no-caps="false"/>
    </style:style>
    <style:style style:name="P25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802a63" fo:hyphenate="true" fo:hyphenation-remain-char-count="2" fo:hyphenation-push-char-count="2" loext:hyphenation-no-caps="false"/>
    </style:style>
    <style:style style:name="P26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5f44f2c" fo:hyphenate="true" fo:hyphenation-remain-char-count="2" fo:hyphenation-push-char-count="2" loext:hyphenation-no-caps="false"/>
    </style:style>
    <style:style style:name="P2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4pt" fo:language="uk" fo:country="UA" fo:font-weight="bold" officeooo:rsid="058f3eeb" officeooo:paragraph-rsid="058f3eeb" fo:background-color="transparent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21d85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8f3ee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963c6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97b7e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a6653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a786b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a8ae3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f3eeb" officeooo:paragraph-rsid="05a9bb9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bea621" officeooo:paragraph-rsid="05bea62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bea621" officeooo:paragraph-rsid="05bea62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b8b7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ccb6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e8c1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ccb61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e0a95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8d384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8287f1" officeooo:paragraph-rsid="05e8c1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e22ad1" officeooo:paragraph-rsid="05e22ad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e8c1f4" officeooo:paragraph-rsid="05e8c1f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dae2b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13d9b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155e1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2a189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395c7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4be71" fo:background-color="#ffff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8f3eeb" officeooo:paragraph-rsid="05963c6e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8f3eeb" officeooo:paragraph-rsid="05a66534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5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8287f1" officeooo:paragraph-rsid="02f969cc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0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273e8d" officeooo:paragraph-rsid="02f969cc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57d9dc2" style:font-name-asian="Times New Roman1" style:font-weight-asian="bold" style:font-size-complex="14pt"/>
    </style:style>
    <style:style style:name="T10" style:family="text">
      <style:text-properties fo:font-weight="bold" officeooo:rsid="05fbf9c8" style:font-name-asian="Times New Roman1" style:font-weight-asian="bold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officeooo:rsid="0519fea8" style:font-weight-asian="normal" style:font-weight-complex="normal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58287f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5a2d99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5ab0e26" style:font-size-asian="10.5pt" style:font-weight-asian="normal" style:font-size-complex="12pt" style:font-weight-complex="normal"/>
    </style:style>
    <style:style style:name="T19" style:family="text">
      <style:text-properties officeooo:rsid="05e8c1f4"/>
    </style:style>
    <style:style style:name="T20" style:family="text">
      <style:text-properties officeooo:rsid="05ee6568"/>
    </style:style>
    <style:style style:name="T21" style:family="text">
      <style:text-properties officeooo:rsid="05eb30ff" fo:background-color="transparent" loext:char-shading-value="0"/>
    </style:style>
    <style:style style:name="T22" style:family="text">
      <style:text-properties officeooo:rsid="05ee6568" fo:background-color="transparent" loext:char-shading-value="0"/>
    </style:style>
    <style:style style:name="T23" style:family="text">
      <style:text-properties officeooo:rsid="05ef2b0d" fo:background-color="transparent" loext:char-shading-value="0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4in" draw:visible-area-height="1.989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10">7</text:span></text:p>
      <text:p text:style-name="P14"><text:span text:style-name="T8"><text:line-break/></text:span><text:span text:style-name="T4">з дисципліни «Організація комп’ютерних мереж</text:span><text:span text:style-name="T12">»</text:span></text:p>
      <text:p text:style-name="P19"/>
      <text:p text:style-name="P15"><text:span text:style-name="T5">на тему: </text:span><text:span text:style-name="T7">«Установка мережевої операційної системи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1">Івченко Ю.М.</text:p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2">Дніпро, 202</text:span><text:span text:style-name="T3">2</text:span></text:p>
      <text:p text:style-name="P2"><text:span text:style-name="T6">Тема.</text:span><text:span text:style-name="T1"> Установка мережевої операційної системи.</text:span></text:p>
      <text:p text:style-name="P24"><text:span text:style-name="T11">Мета.</text:span></text:p>
      <text:list xml:id="list3541318134" text:style-name="L10">
        <text:list-item>
          <text:p text:style-name="P26"><text:span text:style-name="T14">Навчитися установлювати Windows NT Server.</text:span></text:p>
        </text:list-item>
        <text:list-item>
          <text:p text:style-name="P25"><text:span text:style-name="T14">Під час установки Windows NT Server навчитися виявляти параметри, що попередньо обумовлені, і визначати, чи придатні вони для вашої мережі.</text:span></text:p>
        </text:list-item>
        <text:list-item>
          <text:p text:style-name="P25"><text:span text:style-name="T14">Під час установки Windows NT Server навчитися вибирати потрібні параметри мережі.</text:span></text:p>
        </text:list-item>
      </text:list>
      <text:p text:style-name="P22">Порядок виконання роботи.</text:p>
      <text:list xml:id="list4165844924" text:style-name="L2">
        <text:list-item>
          <text:p text:style-name="P23">Ознайомтесь з умовами імітації установки операційної системи (Windows NT Server).</text:p>
        </text:list-item>
        <text:list-item>
          <text:p text:style-name="P23">Виконайте установку операційної системи Windows NT Server.</text:p>
        </text:list-item>
      </text:list>
      <text:p text:style-name="P29"><text:s/>Опис послідовності установки операційної системи Windows NT Server</text:p>
      <text:p text:style-name="P50">TODO</text:p>
      <text:p text:style-name="P16">Висновки</text:p>
      <text:p text:style-name="P51"><text:span text:style-name="T20">TODO</text:span></text:p>
      <text:p text:style-name="P28">Контрольні питання</text:p>
      <text:list xml:id="list1073014828" text:style-name="L5">
        <text:list-item>
          <text:p text:style-name="P59">Що таке редиректор, домен?</text:p>
          <text:p text:style-name="P52">TODO</text:p>
        </text:list-item>
        <text:list-item>
          <text:p text:style-name="P59">Що таке PDC, BDC, DHCP?</text:p>
          <text:p text:style-name="P53">TODO</text:p>
        </text:list-item>
        <text:list-item>
          <text:p text:style-name="P59">Вимоги до технічних засобів при встановленні мережевої операційної системи?</text:p>
          <text:p text:style-name="P54">TODO</text:p>
        </text:list-item>
        <text:list-item>
          <text:p text:style-name="P59">Три параметри конфігурації: IP адреса, маска підмережі, шлюз за замовчуванням.</text:p>
          <text:p text:style-name="P55">TODO</text:p>
        </text:list-item>
        <text:list-item>
          <text:p text:style-name="P59">Коректна маска підмережі для мереж (NIC class A, class B, class C).</text:p>
          <text:p text:style-name="P55">TODO</text:p>
        </text:list-item>
        <text:list-item>
          <text:p text:style-name="P59">Протокол за замовчуванням при встановленні Windows NT Server.</text:p>
          <text:p text:style-name="P55">TODO</text:p>
        </text:list-item>
        <text:list-item>
          <text:p text:style-name="P59">Прив’язка протоколів.</text:p>
          <text:p text:style-name="P56">TOD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9T20:23:10.143668230</dc:date>
    <meta:editing-duration>PT20H19M8S</meta:editing-duration>
    <meta:editing-cycles>1429</meta:editing-cycles>
    <meta:generator>LibreOffice/7.2.6.2$Linux_X86_64 LibreOffice_project/20$Build-2</meta:generator>
    <meta:document-statistic meta:table-count="0" meta:image-count="0" meta:object-count="1" meta:page-count="3" meta:paragraph-count="41" meta:word-count="180" meta:character-count="1264" meta:non-whitespace-character-count="1130"/>
  </office:meta>
</office:document-meta>
</file>